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ntarell" fo:font-size="16pt" officeooo:rsid="00010fe0" officeooo:paragraph-rsid="00010fe0" style:font-size-asian="14pt" style:font-size-complex="16pt"/>
    </style:style>
    <style:style style:name="P2" style:family="paragraph" style:parent-style-name="Standard" style:list-style-name="L1">
      <style:text-properties style:font-name="Cantarell" fo:font-size="16pt" officeooo:rsid="00014dac" officeooo:paragraph-rsid="00014dac" style:font-size-asian="14pt" style:font-size-complex="16pt"/>
    </style:style>
    <style:style style:name="P3" style:family="paragraph" style:parent-style-name="Standard" style:list-style-name="L1">
      <style:text-properties style:font-name="Cantarell" fo:font-size="16pt" officeooo:rsid="0003105a" officeooo:paragraph-rsid="0003105a" style:font-size-asian="14pt" style:font-size-complex="16pt"/>
    </style:style>
    <style:style style:name="P4" style:family="paragraph" style:parent-style-name="Standard" style:list-style-name="L1">
      <style:text-properties style:font-name="Cantarell" fo:font-size="16pt" officeooo:rsid="0004e548" officeooo:paragraph-rsid="0004e548" style:font-size-asian="14pt" style:font-size-complex="16pt"/>
    </style:style>
    <style:style style:name="P5" style:family="paragraph" style:parent-style-name="Standard" style:list-style-name="L1">
      <style:text-properties style:font-name="Cantarell" fo:font-size="16pt" officeooo:rsid="0005f005" officeooo:paragraph-rsid="0005f005" style:font-size-asian="14pt" style:font-size-complex="16pt"/>
    </style:style>
    <style:style style:name="T1" style:family="text">
      <style:text-properties officeooo:rsid="0005f00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line Nim Paper</text:p>
      <text:p text:style-name="P1"/>
      <text:list text:style-name="L1">
        <text:list-item>
          <text:p text:style-name="P2">Einleitung</text:p>
        </text:list-item>
        <text:list-item>
          <text:p text:style-name="P2">Vorstellung der Sprache</text:p>
          <text:list>
            <text:list-item>
              <text:p text:style-name="P2">Entstehung</text:p>
              <text:list>
                <text:list-item>
                  <text:p text:style-name="P2">Wer, Wann, Warum</text:p>
                </text:list-item>
                <text:list-item>
                  <text:p text:style-name="P2">Einflüsse anderer Sprachen</text:p>
                </text:list-item>
                <text:list-item>
                  <text:p text:style-name="P2">Syntax</text:p>
                </text:list-item>
              </text:list>
            </text:list-item>
            <text:list-item>
              <text:p text:style-name="P2">Nutzung heute</text:p>
            </text:list-item>
            <text:list-item>
              <text:p text:style-name="P3">Programmierungsparadigmen</text:p>
            </text:list-item>
            <text:list-item>
              <text:p text:style-name="P2">Infrastruktur</text:p>
              <text:list>
                <text:list-item>
                  <text:p text:style-name="P2">Compiler</text:p>
                </text:list-item>
                <text:list-item>
                  <text:p text:style-name="P2">Entwicklungswerkzeuge</text:p>
                  <text:list>
                    <text:list-item>
                      <text:p text:style-name="P2">Paketmanager (Nimble)</text:p>
                    </text:list-item>
                    <text:list-item>
                      <text:p text:style-name="P4">Weitere Werkzeuge, die im Installationspaket gebündelt sind.</text:p>
                    </text:list-item>
                  </text:list>
                </text:list-item>
                <text:list-item>
                  <text:p text:style-name="P2">Bibliotheken</text:p>
                  <text:list>
                    <text:list-item>
                      <text:p text:style-name="P3">Pure/impure <text:span text:style-name="T1">(Language bindings)</text:span></text:p>
                    </text:list-item>
                    <text:list-item>
                      <text:p text:style-name="P3">Standardbibliotheken</text:p>
                    </text:list-item>
                    <text:list-item>
                      <text:p text:style-name="P3">Weitere Bibliotheken</text:p>
                    </text:list-item>
                  </text:list>
                </text:list-item>
                <text:list-item>
                  <text:p text:style-name="P5">Dokumentation</text:p>
                </text:list-item>
              </text:list>
            </text:list-item>
          </text:list>
        </text:list-item>
        <text:list-item>
          <text:p text:style-name="P2">Implementierung</text:p>
          <text:list>
            <text:list-item>
              <text:p text:style-name="P4">Herangehensweise <text:span text:style-name="T1">(wie das Programm programmiert wurde)</text:span></text:p>
            </text:list-item>
            <text:list-item>
              <text:p text:style-name="P4">Benutzte Bibliotheken</text:p>
            </text:list-item>
            <text:list-item>
              <text:p text:style-name="P4">Verwendete Elemente <text:span text:style-name="T1">und Besonderheiten</text:span> der Sprache</text:p>
            </text:list-item>
            <text:list-item>
              <text:p text:style-name="P4">Optimierungen</text:p>
            </text:list-item>
          </text:list>
        </text:list-item>
        <text:list-item>
          <text:p text:style-name="P2">Fazit</text:p>
          <text:list>
            <text:list-item>
              <text:p text:style-name="P4">Zusammenfassung der Sprache</text:p>
            </text:list-item>
            <text:list-item>
              <text:p text:style-name="P4">Tauglichkeit der Sprache zur Entwicklung einer grep Alternative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4:47:01.661866120</meta:creation-date>
    <dc:date>2023-11-29T23:00:56.460007407</dc:date>
    <meta:editing-duration>PT2H18M31S</meta:editing-duration>
    <meta:editing-cycles>5</meta:editing-cycles>
    <meta:generator>LibreOffice/7.6.3.1$Linux_X86_64 LibreOffice_project/60$Build-1</meta:generator>
    <meta:document-statistic meta:table-count="0" meta:image-count="0" meta:object-count="0" meta:page-count="1" meta:paragraph-count="27" meta:word-count="92" meta:character-count="665" meta:non-whitespace-character-count="626"/>
  </office:meta>
</office:document-meta>
</file>